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eturn first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" office:value-type="string" calcext:value-type="string">
            <text:p>x</text:p>
          </table:table-cell>
          <table:table-cell table:style-name="ce3" office:value-type="float" office:value="9.9001" calcext:value-type="float">
            <text:p>9.9001</text:p>
          </table:table-cell>
          <table:table-cell table:style-name="ce3" office:value-type="float" office:value="10.2561" calcext:value-type="float">
            <text:p>10.2561</text:p>
          </table:table-cell>
          <table:table-cell table:style-name="ce3" office:value-type="float" office:value="10.2792" calcext:value-type="float">
            <text:p>10.2792</text:p>
          </table:table-cell>
          <table:table-cell office:value-type="float" office:value="98.1731" calcext:value-type="float">
            <text:p>98.1731</text:p>
          </table:table-cell>
          <table:table-cell office:value-type="float" office:value="95.2652" calcext:value-type="float">
            <text:p>95.2652</text:p>
          </table:table-cell>
          <table:table-cell office:value-type="float" office:value="100.5259" calcext:value-type="float">
            <text:p>100.5259</text:p>
          </table:table-cell>
          <table:table-cell office:value-type="float" office:value="1029.238" calcext:value-type="float">
            <text:p>1029.238</text:p>
          </table:table-cell>
          <table:table-cell office:value-type="float" office:value="1022.8109" calcext:value-type="float">
            <text:p>1022.8109</text:p>
          </table:table-cell>
          <table:table-cell office:value-type="float" office:value="1004.251" calcext:value-type="float">
            <text:p>1004.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table:style-name="ce1" office:value-type="string" calcext:value-type="string">
            <text:p>x</text:p>
          </table:table-cell>
          <table:table-cell office:value-type="float" office:value="10.114" calcext:value-type="float">
            <text:p>10.114</text:p>
          </table:table-cell>
          <table:table-cell office:value-type="float" office:value="10.288" calcext:value-type="float">
            <text:p>10.288</text:p>
          </table:table-cell>
          <table:table-cell office:value-type="float" office:value="10.735" calcext:value-type="float">
            <text:p>10.735</text:p>
          </table:table-cell>
          <table:table-cell table:style-name="ce3" office:value-type="float" office:value="94.0728" calcext:value-type="float">
            <text:p>94.0728</text:p>
          </table:table-cell>
          <table:table-cell office:value-type="float" office:value="99.782" calcext:value-type="float">
            <text:p>99.782</text:p>
          </table:table-cell>
          <table:table-cell office:value-type="float" office:value="92.572" calcext:value-type="float">
            <text:p>92.572</text:p>
          </table:table-cell>
          <table:table-cell office:value-type="float" office:value="1047.183" calcext:value-type="float">
            <text:p>1047.183</text:p>
          </table:table-cell>
          <table:table-cell office:value-type="float" office:value="997.2911" calcext:value-type="float">
            <text:p>997.2911</text:p>
          </table:table-cell>
          <table:table-cell office:value-type="float" office:value="993.35" calcext:value-type="float">
            <text:p>993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table:style-name="ce1" office:value-type="string" calcext:value-type="string">
            <text:p>x</text:p>
          </table:table-cell>
          <table:table-cell office:value-type="float" office:value="10.386" calcext:value-type="float">
            <text:p>10.386</text:p>
          </table:table-cell>
          <table:table-cell office:value-type="float" office:value="10.2599" calcext:value-type="float">
            <text:p>10.2599</text:p>
          </table:table-cell>
          <table:table-cell office:value-type="float" office:value="10.385" calcext:value-type="float">
            <text:p>10.385</text:p>
          </table:table-cell>
          <table:table-cell office:value-type="float" office:value="95.1619" calcext:value-type="float">
            <text:p>95.1619</text:p>
          </table:table-cell>
          <table:table-cell table:style-name="ce3" office:value-type="float" office:value="93.297" calcext:value-type="float">
            <text:p>93.297</text:p>
          </table:table-cell>
          <table:table-cell table:style-name="ce3" office:value-type="float" office:value="92.551" calcext:value-type="float">
            <text:p>92.551</text:p>
          </table:table-cell>
          <table:table-cell office:value-type="float" office:value="1027.797" calcext:value-type="float">
            <text:p>1027.797</text:p>
          </table:table-cell>
          <table:table-cell office:value-type="float" office:value="995.5769" calcext:value-type="float">
            <text:p>995.5769</text:p>
          </table:table-cell>
          <table:table-cell table:style-name="ce3" office:value-type="float" office:value="986.0029" calcext:value-type="float">
            <text:p>986.0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table:style-name="ce1" office:value-type="string" calcext:value-type="string">
            <text:p>x</text:p>
          </table:table-cell>
          <table:table-cell office:value-type="float" office:value="10.92" calcext:value-type="float">
            <text:p>10.92</text:p>
          </table:table-cell>
          <table:table-cell office:value-type="float" office:value="10.8871" calcext:value-type="float">
            <text:p>10.8871</text:p>
          </table:table-cell>
          <table:table-cell office:value-type="float" office:value="10.726" calcext:value-type="float">
            <text:p>10.726</text:p>
          </table:table-cell>
          <table:table-cell office:value-type="float" office:value="94.2409" calcext:value-type="float">
            <text:p>94.2409</text:p>
          </table:table-cell>
          <table:table-cell office:value-type="float" office:value="93.591" calcext:value-type="float">
            <text:p>93.591</text:p>
          </table:table-cell>
          <table:table-cell office:value-type="float" office:value="93.3669" calcext:value-type="float">
            <text:p>93.3669</text:p>
          </table:table-cell>
          <table:table-cell table:style-name="ce3" office:value-type="float" office:value="986.2771" calcext:value-type="float">
            <text:p>986.2771</text:p>
          </table:table-cell>
          <table:table-cell table:style-name="ce3" office:value-type="float" office:value="987.3798" calcext:value-type="float">
            <text:p>987.3798</text:p>
          </table:table-cell>
          <table:table-cell office:value-type="float" office:value="1000.5128" calcext:value-type="float">
            <text:p>1000.5128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inear searc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float" office:value="2.3079" calcext:value-type="float">
            <text:p>2.3079</text:p>
          </table:table-cell>
          <table:table-cell office:value-type="float" office:value="2.5311" calcext:value-type="float">
            <text:p>2.5311</text:p>
          </table:table-cell>
          <table:table-cell office:value-type="float" office:value="2.785" calcext:value-type="float">
            <text:p>2.785</text:p>
          </table:table-cell>
          <table:table-cell office:value-type="float" office:value="10.4101" calcext:value-type="float">
            <text:p>10.4101</text:p>
          </table:table-cell>
          <table:table-cell table:style-name="ce3" office:value-type="float" office:value="10.052" calcext:value-type="float">
            <text:p>10.052</text:p>
          </table:table-cell>
          <table:table-cell office:value-type="float" office:value="10.107" calcext:value-type="float">
            <text:p>10.107</text:p>
          </table:table-cell>
          <table:table-cell office:value-type="float" office:value="1005.7621" calcext:value-type="float">
            <text:p>1005.7621</text:p>
          </table:table-cell>
          <table:table-cell office:value-type="float" office:value="975.0869" calcext:value-type="float">
            <text:p>975.0869</text:p>
          </table:table-cell>
          <table:table-cell office:value-type="float" office:value="988.6658" calcext:value-type="float">
            <text:p>988.66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3" office:value-type="float" office:value="1.2679" calcext:value-type="float">
            <text:p>1.2679</text:p>
          </table:table-cell>
          <table:table-cell table:style-name="ce3" office:value-type="float" office:value="1.349" calcext:value-type="float">
            <text:p>1.349</text:p>
          </table:table-cell>
          <table:table-cell table:style-name="ce3" office:value-type="float" office:value="1.277" calcext:value-type="float">
            <text:p>1.277</text:p>
          </table:table-cell>
          <table:table-cell table:style-name="ce3" office:value-type="float" office:value="9.985" calcext:value-type="float">
            <text:p>9.985</text:p>
          </table:table-cell>
          <table:table-cell office:value-type="float" office:value="11.6301" calcext:value-type="float">
            <text:p>11.6301</text:p>
          </table:table-cell>
          <table:table-cell table:style-name="ce3" office:value-type="float" office:value="10.035" calcext:value-type="float">
            <text:p>10.035</text:p>
          </table:table-cell>
          <table:table-cell office:value-type="float" office:value="1024.761" calcext:value-type="float">
            <text:p>1024.761</text:p>
          </table:table-cell>
          <table:table-cell office:value-type="float" office:value="971.1201" calcext:value-type="float">
            <text:p>971.1201</text:p>
          </table:table-cell>
          <table:table-cell table:style-name="ce3" office:value-type="float" office:value="965.4689" calcext:value-type="float">
            <text:p>965.46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float" office:value="1.5569" calcext:value-type="float">
            <text:p>1.5569</text:p>
          </table:table-cell>
          <table:table-cell office:value-type="float" office:value="1.5399" calcext:value-type="float">
            <text:p>1.5399</text:p>
          </table:table-cell>
          <table:table-cell office:value-type="float" office:value="1.9159" calcext:value-type="float">
            <text:p>1.9159</text:p>
          </table:table-cell>
          <table:table-cell office:value-type="float" office:value="10.241" calcext:value-type="float">
            <text:p>10.241</text:p>
          </table:table-cell>
          <table:table-cell office:value-type="float" office:value="10.18" calcext:value-type="float">
            <text:p>10.18</text:p>
          </table:table-cell>
          <table:table-cell office:value-type="float" office:value="11.991" calcext:value-type="float">
            <text:p>11.991</text:p>
          </table:table-cell>
          <table:table-cell table:style-name="ce3" office:value-type="float" office:value="974.5269" calcext:value-type="float">
            <text:p>974.5269</text:p>
          </table:table-cell>
          <table:table-cell table:style-name="ce3" office:value-type="float" office:value="963.578" calcext:value-type="float">
            <text:p>963.578</text:p>
          </table:table-cell>
          <table:table-cell office:value-type="float" office:value="968.0531" calcext:value-type="float">
            <text:p>968.053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float" office:value="1.8768" calcext:value-type="float">
            <text:p>1.8768</text:p>
          </table:table-cell>
          <table:table-cell office:value-type="float" office:value="1.7469" calcext:value-type="float">
            <text:p>1.7469</text:p>
          </table:table-cell>
          <table:table-cell office:value-type="float" office:value="2.2998" calcext:value-type="float">
            <text:p>2.2998</text:p>
          </table:table-cell>
          <table:table-cell office:value-type="float" office:value="10.6881" calcext:value-type="float">
            <text:p>10.6881</text:p>
          </table:table-cell>
          <table:table-cell office:value-type="float" office:value="10.7069" calcext:value-type="float">
            <text:p>10.7069</text:p>
          </table:table-cell>
          <table:table-cell office:value-type="float" office:value="10.6711" calcext:value-type="float">
            <text:p>10.6711</text:p>
          </table:table-cell>
          <table:table-cell office:value-type="float" office:value="1019.186" calcext:value-type="float">
            <text:p>1019.186</text:p>
          </table:table-cell>
          <table:table-cell office:value-type="float" office:value="965.652" calcext:value-type="float">
            <text:p>965.652</text:p>
          </table:table-cell>
          <table:table-cell office:value-type="float" office:value="986.3081" calcext:value-type="float">
            <text:p>986.3081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Bubble sort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119" calcext:value-type="float">
            <text:p>25.1119</text:p>
          </table:table-cell>
          <table:table-cell office:value-type="float" office:value="25.722" calcext:value-type="float">
            <text:p>25.722</text:p>
          </table:table-cell>
          <table:table-cell office:value-type="float" office:value="23.138" calcext:value-type="float">
            <text:p>23.138</text:p>
          </table:table-cell>
          <table:table-cell office:value-type="float" office:value="1371.629" calcext:value-type="float">
            <text:p>1371.629</text:p>
          </table:table-cell>
          <table:table-cell office:value-type="float" office:value="1368.7711" calcext:value-type="float">
            <text:p>1368.7711</text:p>
          </table:table-cell>
          <table:table-cell office:value-type="float" office:value="1325.429" calcext:value-type="float">
            <text:p>1325.429</text:p>
          </table:table-cell>
          <table:table-cell office:value-type="float" office:value="124052.9909" calcext:value-type="float">
            <text:p>124052.9909</text:p>
          </table:table-cell>
          <table:table-cell office:value-type="float" office:value="127428.443" calcext:value-type="float">
            <text:p>127428.443</text:p>
          </table:table-cell>
          <table:table-cell office:value-type="float" office:value="130503.5069" calcext:value-type="float">
            <text:p>130503.50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3219" calcext:value-type="float">
            <text:p>12.3219</text:p>
          </table:table-cell>
          <table:table-cell office:value-type="float" office:value="10.5431" calcext:value-type="float">
            <text:p>10.5431</text:p>
          </table:table-cell>
          <table:table-cell office:value-type="float" office:value="11.7421" calcext:value-type="float">
            <text:p>11.7421</text:p>
          </table:table-cell>
          <table:table-cell office:value-type="float" office:value="391.597" calcext:value-type="float">
            <text:p>391.597</text:p>
          </table:table-cell>
          <table:table-cell office:value-type="float" office:value="375.345" calcext:value-type="float">
            <text:p>375.345</text:p>
          </table:table-cell>
          <table:table-cell office:value-type="float" office:value="374.3801" calcext:value-type="float">
            <text:p>374.3801</text:p>
          </table:table-cell>
          <table:table-cell office:value-type="float" office:value="34200.1529" calcext:value-type="float">
            <text:p>34200.1529</text:p>
          </table:table-cell>
          <table:table-cell office:value-type="float" office:value="34439.676" calcext:value-type="float">
            <text:p>34439.676</text:p>
          </table:table-cell>
          <table:table-cell office:value-type="float" office:value="35048.321" calcext:value-type="float">
            <text:p>35048.32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571" calcext:value-type="float">
            <text:p>7.3571</text:p>
          </table:table-cell>
          <table:table-cell office:value-type="float" office:value="5.9021" calcext:value-type="float">
            <text:p>5.9021</text:p>
          </table:table-cell>
          <table:table-cell office:value-type="float" office:value="7.987" calcext:value-type="float">
            <text:p>7.987</text:p>
          </table:table-cell>
          <table:table-cell office:value-type="float" office:value="128.8221" calcext:value-type="float">
            <text:p>128.8221</text:p>
          </table:table-cell>
          <table:table-cell office:value-type="float" office:value="119.1981" calcext:value-type="float">
            <text:p>119.1981</text:p>
          </table:table-cell>
          <table:table-cell office:value-type="float" office:value="118.5992" calcext:value-type="float">
            <text:p>118.5992</text:p>
          </table:table-cell>
          <table:table-cell office:value-type="float" office:value="9518.847" calcext:value-type="float">
            <text:p>9518.847</text:p>
          </table:table-cell>
          <table:table-cell office:value-type="float" office:value="10437.654" calcext:value-type="float">
            <text:p>10437.654</text:p>
          </table:table-cell>
          <table:table-cell office:value-type="float" office:value="9683.62" calcext:value-type="float">
            <text:p>9683.6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5.4681" calcext:value-type="float">
            <text:p>5.4681</text:p>
          </table:table-cell>
          <table:table-cell table:style-name="ce3" office:value-type="float" office:value="5.8239" calcext:value-type="float">
            <text:p>5.8239</text:p>
          </table:table-cell>
          <table:table-cell table:style-name="ce3" office:value-type="float" office:value="5.089" calcext:value-type="float">
            <text:p>5.089</text:p>
          </table:table-cell>
          <table:table-cell table:style-name="ce3" office:value-type="float" office:value="67.699" calcext:value-type="float">
            <text:p>67.699</text:p>
          </table:table-cell>
          <table:table-cell table:style-name="ce3" office:value-type="float" office:value="73.282" calcext:value-type="float">
            <text:p>73.282</text:p>
          </table:table-cell>
          <table:table-cell table:style-name="ce3" office:value-type="float" office:value="75.9649" calcext:value-type="float">
            <text:p>75.9649</text:p>
          </table:table-cell>
          <table:table-cell table:style-name="ce3" office:value-type="float" office:value="4623.7719" calcext:value-type="float">
            <text:p>4623.7719</text:p>
          </table:table-cell>
          <table:table-cell table:style-name="ce3" office:value-type="float" office:value="4624.5241" calcext:value-type="float">
            <text:p>4624.5241</text:p>
          </table:table-cell>
          <table:table-cell table:style-name="ce3" office:value-type="float" office:value="4460.541" calcext:value-type="float">
            <text:p>4460.54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9:52:54.87478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5T16:57:02.981244779</meta:creation-date>
    <dc:date>2020-04-23T09:55:41.284251373</dc:date>
    <meta:editing-duration>PT53M31S</meta:editing-duration>
    <meta:editing-cycles>9</meta:editing-cycles>
    <meta:generator>LibreOffice/6.4.3.2$Linux_X86_64 LibreOffice_project/85aa6f776c6af63185291a519637a4f7af4e8a3b</meta:generator>
    <meta:document-statistic meta:table-count="1" meta:cell-count="207" meta:object-count="0"/>
  </office:meta>
</office:document-meta>
</file>